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6874in"/>
    </style:style>
    <style:style style:name="co4" style:family="table-column">
      <style:table-column-properties fo:break-before="auto" style:column-width="1.3874in"/>
    </style:style>
    <style:style style:name="co5" style:family="table-column">
      <style:table-column-properties fo:break-before="auto" style:column-width="1.8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422974108082901" calcext:value-type="float">
            <text:p>0.004229741080829</text:p>
          </table:table-cell>
          <table:table-cell office:value-type="float" office:value="0.00279019366560768" calcext:value-type="float">
            <text:p>0.002790193665608</text:p>
          </table:table-cell>
          <table:table-cell office:value-type="float" office:value="0.542637776809912" calcext:value-type="float">
            <text:p>0.542637776809912</text:p>
          </table:table-cell>
          <table:table-cell office:value-type="float" office:value="0.425188904436537" calcext:value-type="float">
            <text:p>0.425188904436537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422921244919927" calcext:value-type="float">
            <text:p>0.004229212449199</text:p>
          </table:table-cell>
          <table:table-cell office:value-type="float" office:value="0.00279055536832543" calcext:value-type="float">
            <text:p>0.002790555368325</text:p>
          </table:table-cell>
          <table:table-cell table:number-columns-repeated="2" office:value-type="float" office:value="0.293860162107823" calcext:value-type="float">
            <text:p>0.29386016210782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0422808616264888" calcext:value-type="float">
            <text:p>0.004228086162649</text:p>
          </table:table-cell>
          <table:table-cell office:value-type="float" office:value="0.00279032061533945" calcext:value-type="float">
            <text:p>0.002790320615339</text:p>
          </table:table-cell>
          <table:table-cell office:value-type="float" office:value="0.29185794519805" calcext:value-type="float">
            <text:p>0.29185794519805</text:p>
          </table:table-cell>
          <table:table-cell office:value-type="float" office:value="0.1583168088499" calcext:value-type="float">
            <text:p>0.1583168088499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422462442559904" calcext:value-type="float">
            <text:p>0.004224624425599</text:p>
          </table:table-cell>
          <table:table-cell office:value-type="float" office:value="0.00278743275379151" calcext:value-type="float">
            <text:p>0.002787432753792</text:p>
          </table:table-cell>
          <table:table-cell office:value-type="float" office:value="0.458515305765169" calcext:value-type="float">
            <text:p>0.458515305765169</text:p>
          </table:table-cell>
          <table:table-cell office:value-type="float" office:value="0.367289574688556" calcext:value-type="float">
            <text:p>0.367289574688556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422364082183493" calcext:value-type="float">
            <text:p>0.004223640821835</text:p>
          </table:table-cell>
          <table:table-cell office:value-type="float" office:value="0.00278689015824828" calcext:value-type="float">
            <text:p>0.002786890158248</text:p>
          </table:table-cell>
          <table:table-cell office:value-type="float" office:value="0.340827321460022" calcext:value-type="float">
            <text:p>0.340827321460022</text:p>
          </table:table-cell>
          <table:table-cell office:value-type="float" office:value="0.253681075397121" calcext:value-type="float">
            <text:p>0.25368107539712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422405159099278" calcext:value-type="float">
            <text:p>0.004224051590993</text:p>
          </table:table-cell>
          <table:table-cell office:value-type="float" office:value="0.00278761211212099" calcext:value-type="float">
            <text:p>0.002787612112121</text:p>
          </table:table-cell>
          <table:table-cell office:value-type="float" office:value="0.243789374174616" calcext:value-type="float">
            <text:p>0.243789374174616</text:p>
          </table:table-cell>
          <table:table-cell office:value-type="float" office:value="0.138687288554954" calcext:value-type="float">
            <text:p>0.138687288554954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422468319212046" calcext:value-type="float">
            <text:p>0.00422468319212</text:p>
          </table:table-cell>
          <table:table-cell office:value-type="float" office:value="0.00278846635656667" calcext:value-type="float">
            <text:p>0.002788466356567</text:p>
          </table:table-cell>
          <table:table-cell office:value-type="float" office:value="0.338677188985475" calcext:value-type="float">
            <text:p>0.338677188985475</text:p>
          </table:table-cell>
          <table:table-cell office:value-type="float" office:value="0.285613297311419" calcext:value-type="float">
            <text:p>0.285613297311419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422593557908255" calcext:value-type="float">
            <text:p>0.004225935579083</text:p>
          </table:table-cell>
          <table:table-cell office:value-type="float" office:value="0.00278991571764617" calcext:value-type="float">
            <text:p>0.002789915717646</text:p>
          </table:table-cell>
          <table:table-cell office:value-type="float" office:value="0.36406000254196" calcext:value-type="float">
            <text:p>0.36406000254196</text:p>
          </table:table-cell>
          <table:table-cell office:value-type="float" office:value="0.277888927392475" calcext:value-type="float">
            <text:p>0.27788892739247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422688616666225" calcext:value-type="float">
            <text:p>0.004226886166662</text:p>
          </table:table-cell>
          <table:table-cell office:value-type="float" office:value="0.0027909783531256" calcext:value-type="float">
            <text:p>0.002790978353126</text:p>
          </table:table-cell>
          <table:table-cell office:value-type="float" office:value="0.239718381413442" calcext:value-type="float">
            <text:p>0.239718381413442</text:p>
          </table:table-cell>
          <table:table-cell office:value-type="float" office:value="0.124041530785529" calcext:value-type="float">
            <text:p>0.124041530785529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422548920731004" calcext:value-type="float">
            <text:p>0.00422548920731</text:p>
          </table:table-cell>
          <table:table-cell office:value-type="float" office:value="0.00278971678131095" calcext:value-type="float">
            <text:p>0.002789716781311</text:p>
          </table:table-cell>
          <table:table-cell office:value-type="float" office:value="0.365099120638278" calcext:value-type="float">
            <text:p>0.365099120638278</text:p>
          </table:table-cell>
          <table:table-cell office:value-type="float" office:value="0.298176088825739" calcext:value-type="float">
            <text:p>0.298176088825739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422563696562322" calcext:value-type="float">
            <text:p>0.004225636965623</text:p>
          </table:table-cell>
          <table:table-cell office:value-type="float" office:value="0.00278997087946375" calcext:value-type="float">
            <text:p>0.002789970879464</text:p>
          </table:table-cell>
          <table:table-cell office:value-type="float" office:value="0.283878290876879" calcext:value-type="float">
            <text:p>0.283878290876879</text:p>
          </table:table-cell>
          <table:table-cell office:value-type="float" office:value="0.189594349180389" calcext:value-type="float">
            <text:p>0.189594349180389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042263781050528" calcext:value-type="float">
            <text:p>0.004226378105053</text:p>
          </table:table-cell>
          <table:table-cell office:value-type="float" office:value="0.00279077440301833" calcext:value-type="float">
            <text:p>0.002790774403018</text:p>
          </table:table-cell>
          <table:table-cell office:value-type="float" office:value="0.234988588490695" calcext:value-type="float">
            <text:p>0.234988588490695</text:p>
          </table:table-cell>
          <table:table-cell office:value-type="float" office:value="0.151482172276074" calcext:value-type="float">
            <text:p>0.151482172276074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0422652170606806" calcext:value-type="float">
            <text:p>0.004226521706068</text:p>
          </table:table-cell>
          <table:table-cell office:value-type="float" office:value="0.00279096290322881" calcext:value-type="float">
            <text:p>0.002790962903229</text:p>
          </table:table-cell>
          <table:table-cell table:number-columns-repeated="2" office:value-type="float" office:value="0.25180581789995" calcext:value-type="float">
            <text:p>0.25180581789995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00422745665319519" calcext:value-type="float">
            <text:p>0.004227456653195</text:p>
          </table:table-cell>
          <table:table-cell office:value-type="float" office:value="0.00279192978539289" calcext:value-type="float">
            <text:p>0.002791929785393</text:p>
          </table:table-cell>
          <table:table-cell office:value-type="float" office:value="0.318397610383317" calcext:value-type="float">
            <text:p>0.318397610383317</text:p>
          </table:table-cell>
          <table:table-cell office:value-type="float" office:value="0.223215460431295" calcext:value-type="float">
            <text:p>0.223215460431295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00422846937126156" calcext:value-type="float">
            <text:p>0.004228469371262</text:p>
          </table:table-cell>
          <table:table-cell office:value-type="float" office:value="0.00279294130441875" calcext:value-type="float">
            <text:p>0.002792941304419</text:p>
          </table:table-cell>
          <table:table-cell office:value-type="float" office:value="0.23817548009964" calcext:value-type="float">
            <text:p>0.23817548009964</text:p>
          </table:table-cell>
          <table:table-cell office:value-type="float" office:value="0.139547878487121" calcext:value-type="float">
            <text:p>0.13954787848712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00422815349314839" calcext:value-type="float">
            <text:p>0.004228153493148</text:p>
          </table:table-cell>
          <table:table-cell office:value-type="float" office:value="0.00279264402619983" calcext:value-type="float">
            <text:p>0.0027926440262</text:p>
          </table:table-cell>
          <table:table-cell office:value-type="float" office:value="0.276265029119993" calcext:value-type="float">
            <text:p>0.276265029119993</text:p>
          </table:table-cell>
          <table:table-cell office:value-type="float" office:value="0.248463123483376" calcext:value-type="float">
            <text:p>0.248463123483376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0422810293491773" calcext:value-type="float">
            <text:p>0.004228102934918</text:p>
          </table:table-cell>
          <table:table-cell office:value-type="float" office:value="0.00279258601000276" calcext:value-type="float">
            <text:p>0.002792586010003</text:p>
          </table:table-cell>
          <table:table-cell office:value-type="float" office:value="0.214298614807367" calcext:value-type="float">
            <text:p>0.214298614807367</text:p>
          </table:table-cell>
          <table:table-cell office:value-type="float" office:value="0.125486748415671" calcext:value-type="float">
            <text:p>0.125486748415671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0042294072461715" calcext:value-type="float">
            <text:p>0.004229407246172</text:p>
          </table:table-cell>
          <table:table-cell office:value-type="float" office:value="0.00279384653970336" calcext:value-type="float">
            <text:p>0.002793846539703</text:p>
          </table:table-cell>
          <table:table-cell office:value-type="float" office:value="0.226652767952048" calcext:value-type="float">
            <text:p>0.226652767952048</text:p>
          </table:table-cell>
          <table:table-cell office:value-type="float" office:value="0.158176087984977" calcext:value-type="float">
            <text:p>0.158176087984977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0042303131001378" calcext:value-type="float">
            <text:p>0.004230313100138</text:p>
          </table:table-cell>
          <table:table-cell office:value-type="float" office:value="0.0027947127422602" calcext:value-type="float">
            <text:p>0.00279471274226</text:p>
          </table:table-cell>
          <table:table-cell office:value-type="float" office:value="0.201833887506548" calcext:value-type="float">
            <text:p>0.201833887506548</text:p>
          </table:table-cell>
          <table:table-cell office:value-type="float" office:value="0.193451028894067" calcext:value-type="float">
            <text:p>0.19345102889406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00423031006431775" calcext:value-type="float">
            <text:p>0.004230310064318</text:p>
          </table:table-cell>
          <table:table-cell office:value-type="float" office:value="0.00279466025439496" calcext:value-type="float">
            <text:p>0.002794660254395</text:p>
          </table:table-cell>
          <table:table-cell office:value-type="float" office:value="0.234951299013881" calcext:value-type="float">
            <text:p>0.234951299013881</text:p>
          </table:table-cell>
          <table:table-cell office:value-type="float" office:value="0.141354491304195" calcext:value-type="float">
            <text:p>0.14135449130419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0422933473601772" calcext:value-type="float">
            <text:p>0.004229334736018</text:p>
          </table:table-cell>
          <table:table-cell office:value-type="float" office:value="0.0027936114480277" calcext:value-type="float">
            <text:p>0.002793611448028</text:p>
          </table:table-cell>
          <table:table-cell office:value-type="float" office:value="0.22248410587955" calcext:value-type="float">
            <text:p>0.22248410587955</text:p>
          </table:table-cell>
          <table:table-cell office:value-type="float" office:value="0.151420063199322" calcext:value-type="float">
            <text:p>0.151420063199322</text:p>
          </table:table-cell>
        </table:table-row>
        <table:table-row table:style-name="ro1">
          <table:table-cell table:number-columns-repeated="3"/>
          <table:table-cell table:formula="of:=SUM([.D1:.D21])" office:value-type="float" office:value="0.0887724350521909" calcext:value-type="float">
            <text:p>0.088772435052191</text:p>
          </table:table-cell>
          <table:table-cell table:formula="of:=SUM([.E1:.E21])" office:value-type="float" office:value="0.0586107221781941" calcext:value-type="float">
            <text:p>0.058610722178194</text:p>
          </table:table-cell>
          <table:table-cell table:formula="of:=SUM([.F1:.F21])" office:value-type="float" office:value="6.18277407112462" calcext:value-type="float">
            <text:p>6.18277407112462</text:p>
          </table:table-cell>
          <table:table-cell table:formula="of:=SUM([.G1:.G21])" office:value-type="float" office:value="4.59674087990649" calcext:value-type="float">
            <text:p>4.596740879906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1:25:21.050991284</meta:creation-date>
    <dc:date>2022-03-23T11:28:57.771965702</dc:date>
    <meta:editing-duration>PT3M37S</meta:editing-duration>
    <meta:editing-cycles>1</meta:editing-cycles>
    <meta:document-statistic meta:table-count="1" meta:cell-count="109" meta:object-count="0"/>
    <meta:generator>LibreOffice/6.4.7.2$Linux_X86_64 LibreOffice_project/40$Build-2</meta:generator>
  </office:meta>
</office:document-meta>
</file>